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LOGIC_BLOCK_VALUE</text:p>
      <text:p text:style-name="P2"><text:a xlink:type="simple" xlink:href="../DungeonCraftHelp.html">DungeonCraft Help Home</text:a></text:p>
      <text:p text:style-name="P3">$LOGIC_BLOCK_VALUE(ValueID)</text:p>
      <text:p text:style-name="P2">ValueID is the name of the LOGIC_BLOCK value to be recalled.</text:p>
      <text:p text:style-name="P2">Discussion:</text:p>
      <text:p text:style-name="P2">The LOGIC_BLOCK event has an option labeled "Record Values At Runtime". <text:s/>If this option is selected, then when the LOGIC_BLOCK event is processed during execution of the game, all 12 labeled values are saved. <text:s/>These values can be recalled at any later time by GPDL scripts, using the $LOGIC_BLOCK_VALUE function. <text:s/>The first character of the ValueID parameter is used to determine which of the 12 values is desired. <text:s/>It should be an upper-case letter "A" through "L".</text:p>
      <text:p text:style-name="P2">The values in the LOGIC_BLOCK are saved after all 12 values have been computed but before the actions are processed. <text:s/>So what?, you ask. <text:s/>So this: If you reference value "A" during computation of value "B", you will get the result from the PREVIOUS execution of LOGIC_BLOCK, not the current one. <text:s/>This can be either a feature or a bug, depending on what you are trying to do. <text:s/>And....if you want to use any of the recorded values in the Actions (Using GPDL Function $LOGIC_BLOCK_VALUE) then you must set the option "Record Values at Runtime" or you will get the values from any previously executed LOGIC_BLOCK event (And that might be useful!!!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29:03</meta:creation-date>
    <meta:generator>OpenOffice.org/3.2$Win32 OpenOffice.org_project/320m12$Build-9483</meta:generator>
    <meta:editing-cycles>2</meta:editing-cycles>
    <meta:editing-duration>PT00H01M16S</meta:editing-duration>
    <dc:title>$LOGIC_BLOCK_VALUE</dc:title>
    <dc:date>2010-05-09T17:46:24.58</dc:date>
    <dc:creator>Paul Stevens</dc:creator>
    <meta:document-statistic meta:table-count="0" meta:image-count="0" meta:object-count="0" meta:page-count="1" meta:paragraph-count="7" meta:word-count="207" meta:character-count="1255"/>
  </office:meta>
</office:document-meta>
</file>